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text-properties fo:language="en" fo:country="GB" style:text-underline-style="none" fo:font-weight="normal" style:font-weight-asian="normal" style:font-weight-complex="normal"/>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style:text-underline-style="none" fo:font-weight="bold" style:font-weight-asian="bold" style:font-weight-complex="bold"/>
    </style:style>
    <style:style style:name="P39"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40" style:family="paragraph" style:parent-style-name="Standard">
      <style:text-properties fo:language="en" fo:country="GB" fo:font-weight="bold" style:font-weight-asian="bold" style:font-weight-complex="bold"/>
    </style:style>
    <style:style style:name="P41"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0">Identify the key classes required to simplify and reduce the code early.</text:p>
      <text:p text:style-name="P13">Pause to find the key abstractions and classes a project requires (such as helper classes to parse input or produce output, specialised queueing classes, entities, control interfaces) early will save time by reducing the amount of code a project require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ext:soft-page-break/>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text:soft-page-break/>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text:soft-page-break/>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text:soft-page-break/></text:p>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text:soft-page-break/></text:p>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ext:soft-page-break/>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text:soft-page-break/>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text:soft-page-break/>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text:a><text:soft-page-break/><text:a xlink:type="simple" xlink:href="http://wiki.c2.com/?PatternIndex">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text:soft-page-break/>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text:soft-page-break/></text:p>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text:soft-page-break/>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text:soft-page-break/>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text:soft-page-break/>$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RDP and database ports.</text:p>
      <text:p text:style-name="P13">Use firewalls to ensure access to the ports of vital services is only permitted from your businesses address ranges. Consider blocking all inbound traffic from the IP ranges of countries known for launching cyberattacks.</text:p>
      <text:p text:style-name="P13"/>
      <text:p text:style-name="P10">Use public key based logins to access servers rather than passwords alone.</text:p>
      <text:p text:style-name="P13">For example use public-private key pair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that are not needed.</text:span></text:span></text:p>
      <text:p text:style-name="P33"><text:span text:style-name="Source_20_Text"><text:span text:style-name="T8">Check what ports you have open and why. Consider stopping those services so they do not add to your attack footprint.</text:span></text:span></text:p>
      <text:p text:style-name="P33"><text:span text:style-name="Source_20_Text"><text:span text:style-name="T8">LINUX:</text:span></text:span></text:p>
      <text:p text:style-name="P33"><text:span text:style-name="Source_20_Text"><text:span text:style-name="T8"/></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netstat -tulpn</text:span></text:span></text:p>
      <text:p text:style-name="P33"><text:span text:style-name="Source_20_Text"><text:span text:style-name="T8">ss -tulpn</text:span></text:span></text:p>
      <text:p text:style-name="P33"><text:span text:style-name="Source_20_Text"><text:span text:style-name="T8"/></text:span></text:p>
      <text:p text:style-name="P33"><text:span text:style-name="Source_20_Text"><text:span text:style-name="T8">WINDOWS:</text:span></text:span></text:p>
      <text:p text:style-name="P33"><text:span text:style-name="Source_20_Text"><text:span text:style-name="T8"/></text:span></text:p>
      <text:p text:style-name="P33"><text:span text:style-name="Source_20_Text"><text:span text:style-name="T8">netstat</text:span></text:span></text:p>
      <text:p text:style-name="P33"><text:span text:style-name="Source_20_Text"><text:span text:style-name="T8">-a Displays all connections and listening ports</text:span></text:span></text:p>
      <text:p text:style-name="P33"><text:span text:style-name="Source_20_Text"><text:span text:style-name="T8">-b Displays the executable involved in creating each connection or listening port.</text:span></text:span></text:p>
      <text:p text:style-name="P33"><text:soft-page-break/><text:span text:style-name="Source_20_Text"><text:span text:style-name="T8">-n Displays addresses and port numbers in numerical form.</text:span></text:span></text:p>
      <text:p text:style-name="P33"><text:span text:style-name="Source_20_Text"><text:span text:style-name="T8">-o Displays the owning process ID associated with each connection.</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9">Linux:</text:span></text:span></text:p>
      <text:p text:style-name="P33"><text:span text:style-name="Source_20_Text"><text:span text:style-name="T7">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9">Linux:</text:span></text:span></text:p>
      <text:p text:style-name="P33"><text:span text:style-name="Source_20_Text"><text:span text:style-name="T7">sudo apt-get update</text:span></text:span></text:p>
      <text:p text:style-name="P33"><text:span text:style-name="Source_20_Text"><text:span text:style-name="T7">sudo apt-get upgrade</text:span></text:span></text:p>
      <text:p text:style-name="P33"><text:span text:style-name="Source_20_Text"><text:span text:style-name="T7">sudo apt-get dist-upgrade <text:s/></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disc or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on services such as databases, limiting the damage.</text:span></text:span></text:p>
      <text:p text:style-name="P34"><text:span text:style-name="Source_20_Text"><text:span text:style-name="T10"/></text:span></text:p>
      <text:p text:style-name="P26">Game Development</text:p>
      <text:p text:style-name="P7"/>
      <text:p text:style-name="P9">Do not be unrealistic.</text:p>
      <text:p text:style-name="P12">Creating assets and coding features always takes more time than you think. Avoid wasting time designing and working on assets and features you do not realistically have the time to complete properly.</text:p>
      <text:p text:style-name="P9"/>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text:soft-page-break/>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
      <text:p text:style-name="P22">Playing games is a really social thing so plan to be social.</text:p>
      <text:p text:style-name="P19">Releasing a game successfully involves marketing, publicity, social media promotions and responding to the comments and wishes of your gaming community. This is going to take resources and time so consider how doing this will fit into your work-flow.</text:p>
      <text:p text:style-name="P19"/>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text:soft-page-break/>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text:soft-page-break/></text:p>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much like surgery.</text:p>
      <text:p text:style-name="P32">You do not have to take the time to do it cleanly, scientifical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text:s/>than do nothing and risk they will stay.</text:p>
      <text:p text:style-name="P3"/>
      <text:p text:style-name="P3">Code is something developers discover, not something developers own.</text:p>
      <text:p text:style-name="Standard"><text:span text:style-name="T4">All arrangements of </text:span>realizable<text:span text:style-name="T4"> processes existed as a possibility in the universe before it was written down by a developer. Knowledge of discovered code should be shared so if that developer leaves, </text:span><text:soft-page-break/><text:span text:style-name="T4">dies or goes on holiday it does not become lost to mankind.</text:span></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text:soft-page-break/>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text:soft-page-break/>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text:soft-page-break/>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text:soft-page-break/></text:p>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text:soft-page-break/>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3:16:07.03</dc:date>
    <dc:creator>Andrew Pate</dc:creator>
    <meta:editing-duration>P3DT6H29M33S</meta:editing-duration>
    <meta:editing-cycles>607</meta:editing-cycles>
    <meta:generator>OpenOffice/4.0.1$Win32 OpenOffice.org_project/401m5$Build-9714</meta:generator>
    <meta:document-statistic meta:table-count="0" meta:image-count="0" meta:object-count="0" meta:page-count="34" meta:paragraph-count="749" meta:word-count="15096" meta:character-count="95991"/>
  </office:meta>
</office:document-meta>
</file>